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92cm" fo:min-width="0.17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92cm" fo:min-width="0.17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292cm" fo:min-width="0.19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462cm" svg:y1="15.244cm" svg:x2="11.131cm" svg:y2="14.413cm">
            <text:p/>
          </draw:line>
          <draw:line draw:style-name="gr1" draw:text-style-name="P1" draw:layer="layout" svg:x1="11.546cm" svg:y1="15.241cm" svg:x2="10.295cm" svg:y2="14.825cm">
            <text:p/>
          </draw:line>
          <draw:line draw:style-name="gr1" draw:text-style-name="P1" draw:layer="layout" svg:x1="9.462cm" svg:y1="15.243cm" svg:x2="11.547cm" svg:y2="15.243cm">
            <text:p/>
          </draw:line>
          <draw:line draw:style-name="gr1" draw:text-style-name="P1" draw:layer="layout" svg:x1="11.131cm" svg:y1="14.413cm" svg:x2="11.547cm" svg:y2="15.244cm">
            <text:p/>
          </draw:line>
          <draw:frame draw:style-name="gr2" draw:text-style-name="P3" draw:layer="layout" svg:width="0.678cm" svg:height="0.542cm" svg:x="8.903cm" svg:y="15.03cm">
            <draw:text-box>
              <text:p text:style-name="P2"><text:span text:style-name="T1">C</text:span></text:p>
            </draw:text-box>
          </draw:frame>
          <draw:frame draw:style-name="gr3" draw:text-style-name="P3" draw:layer="layout" svg:width="0.675cm" svg:height="0.542cm" svg:x="9.804cm" svg:y="14.412cm">
            <draw:text-box>
              <text:p text:style-name="P2"><text:span text:style-name="T1">A</text:span></text:p>
            </draw:text-box>
          </draw:frame>
          <draw:frame draw:style-name="gr4" draw:text-style-name="P3" draw:layer="layout" svg:width="0.696cm" svg:height="0.542cm" svg:x="10.951cm" svg:y="14.105cm">
            <draw:text-box>
              <text:p text:style-name="P2"><text:span text:style-name="T1">D</text:span></text:p>
            </draw:text-box>
          </draw:frame>
          <draw:frame draw:style-name="gr3" draw:text-style-name="P3" draw:layer="layout" svg:width="0.675cm" svg:height="0.542cm" svg:x="11.438cm" svg:y="15.001cm">
            <draw:text-box>
              <text:p text:style-name="P2"><text:span text:style-name="T1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2:05.745538973</meta:creation-date>
    <dc:date>2018-02-09T16:52:23.434997760</dc:date>
    <meta:editing-duration>PT18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